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eavert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avert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6:51:17.22796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6:23:03.996987942</meta:creation-date>
    <dc:date>2021-10-12T16:52:25.224904256</dc:date>
    <meta:editing-duration>PT2M24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